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07a3" officeooo:paragraph-rsid="000a07a3"/>
    </style:style>
    <style:style style:name="P2" style:family="paragraph" style:parent-style-name="Text_20_body">
      <style:text-properties officeooo:rsid="00112efb" officeooo:paragraph-rsid="00112efb"/>
    </style:style>
    <style:style style:name="P3" style:family="paragraph" style:parent-style-name="Heading_20_2">
      <style:text-properties officeooo:paragraph-rsid="000ccb2d"/>
    </style:style>
    <style:style style:name="T1" style:family="text">
      <style:text-properties officeooo:rsid="000a07a3"/>
    </style:style>
    <style:style style:name="T2" style:family="text">
      <style:text-properties officeooo:rsid="000b515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6a7b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ateforme nationale de géocodage</text:p>
      <text:p text:style-name="P1"/>
      <text:p text:style-name="Subtitle">Questionnaire pour u<text:span text:style-name="T2">n </text:span>état des lieux <text:span text:style-name="T1">en France</text:span></text:p>
      <text:p text:style-name="P2"><text:span text:style-name="T3">Répondez librement aux questions jugées pertinentes.</text:span></text:p>
      <text:p text:style-name="P2"><text:span text:style-name="T3">À retourner à : </text:span><text:a xlink:type="simple" xlink:href="mailto:animateur@plateforme-nationale-geocodage.fr" text:style-name="Internet_20_link" text:visited-style-name="Visited_20_Internet_20_Link"><text:span text:style-name="T3">animateur@plateforme-nationale-geocodage.fr</text:span></text:a></text:p>
      <text:h text:style-name="Heading_20_1" text:outline-level="1">Besoins métiers</text:h>
      <text:h text:style-name="P3" text:outline-level="2">Quel est votre organisme ? Qui êtes-vous ?</text:h>
      <text:h text:style-name="P3" text:outline-level="2">Dans quels contexte métier réalisez-vous des géocodages ? </text:h>
      <text:h text:style-name="Heading_20_2" text:outline-level="2">Utilisez-vous du géocodage unitaire ? </text:h>
      <text:h text:style-name="Heading_20_2" text:outline-level="2">Utilisez-vous du géocodage de masse (fichier CSV) ? </text:h>
      <text:h text:style-name="Heading_20_2" text:outline-level="2">Utilisez-vous du géocodage intégré à votre applicatif ? </text:h>
      <text:h text:style-name="Heading_20_2" text:outline-level="2">Quel service de géocodage utilisez-vous ? </text:h>
      <text:h text:style-name="Heading_20_1" text:outline-level="1">Géocodage interne</text:h>
      <text:h text:style-name="Heading_20_2" text:outline-level="2">Est-ce un solution <text:span text:style-name="q">maison</text:span> ou sur étagère ? laquelle ? </text:h>
      <text:h text:style-name="Heading_20_2" text:outline-level="2">Solution maison : quelles sont les technologies employées ? </text:h>
      <text:h text:style-name="Heading_20_2" text:outline-level="2">Quel référentiel adresse le géocodeur exploite-t-il ? </text:h>
      <text:h text:style-name="Heading_20_2" text:outline-level="2">Quel âge a ce référentiel ? </text:h>
      <text:h text:style-name="Heading_20_2" text:outline-level="2">Est-il complété par d’autres jeux de données ? </text:h>
      <text:h text:style-name="Heading_20_2" text:outline-level="2">Envisagez-vous des évolutions ? </text:h>
      <text:h text:style-name="Heading_20_1" text:outline-level="1">Adresses en entrée</text:h>
      <text:h text:style-name="Heading_20_2" text:outline-level="2">D’où proviennent les adresses en entrée (formulaire web, papier, BDD, SI...) ? </text:h>
      <text:h text:style-name="Heading_20_2" text:outline-level="2">De quels types d’adresse s’agit-il ? </text:h>
      <text:h text:style-name="Heading_20_2" text:outline-level="2"><text:soft-page-break/>Comment se structurent-elles, en quels champs (numéro/voie, code INSEE, code postal, champ unique...) ? </text:h>
      <text:h text:style-name="Heading_20_2" text:outline-level="2">Quel est le le volume de données ou la fréquence du flux ? </text:h>
      <text:h text:style-name="Heading_20_2" text:outline-level="2">Les adresses sont-elles restreintes à un territoire ? </text:h>
      <text:h text:style-name="Heading_20_2" text:outline-level="2">Quelle est la qualité des adresse (proportion d’adresses incomplètes, erronées...) ? </text:h>
      <text:h text:style-name="Heading_20_2" text:outline-level="2">Des CEDEX ou CIDEX sont-ils présents dans les adresses ? </text:h>
      <text:h text:style-name="Heading_20_2" text:outline-level="2">Si oui : causent-ils des difficultés de géocodage ? </text:h>
      <text:h text:style-name="Heading_20_2" text:outline-level="2">Des boîtes postales (BP) sont-elle présentes ? </text:h>
      <text:h text:style-name="Heading_20_2" text:outline-level="2">Un lieu-dit est-il parfois présent entre la voie et la commune ? </text:h>
      <text:h text:style-name="Heading_20_1" text:outline-level="1">Exploitation</text:h>
      <text:h text:style-name="Heading_20_2" text:outline-level="2">Quelles sont les informations récupérées, outre les coordonnées (adresse formatée, altitude, parcelle...) ? </text:h>
      <text:h text:style-name="Heading_20_2" text:outline-level="2">Quel est le taux de réussite ? </text:h>
      <text:h text:style-name="Heading_20_2" text:outline-level="2">Quel impact une erreur de géocodage peut-elle avoir sur votre métier ? </text:h>
      <text:h text:style-name="Heading_20_2" text:outline-level="2">Comment les résultats sont-ils exploités ? </text:h>
      <text:h text:style-name="Heading_20_2" text:outline-level="2">Sont-ils appariés avec d’autres données ? </text:h>
      <text:h text:style-name="Heading_20_2" text:outline-level="2">Quels sont les principaux problèmes que vous rencontrez dans le géocodage ? </text:h>
      <text:h text:style-name="Heading_20_1" text:outline-level="1">Pour approfondir</text:h>
      <text:h text:style-name="Heading_20_2" text:outline-level="2">Souhaitez-vous que l’animateur de la plateforme vous appelle au téléphone ? </text:h>
      <text:h text:style-name="Heading_20_2" text:outline-level="2">Souhaitez-vous rencontrer l’animateur de la plateforme ? 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uto"/>
      <style:text-properties style:font-name="Open Sans" fo:font-family="'Open Sans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6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109cm" fo:margin-bottom="1cm" loext:contextual-spacing="false" fo:text-align="center" style:justify-single-word="false" style:page-number="auto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1cm" fo:margin-bottom="0.21cm" loext:contextual-spacing="false" fo:text-indent="0cm" style:auto-text-indent="false" style:page-number="auto" fo:keep-with-next="always"/>
      <style:text-properties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80%" fo:font-weight="bold" style:font-size-asian="115%" style:font-weight-asian="bold" style:font-size-complex="115%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q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api </meta:initial-creator>
    <meta:creation-date>2017-01-07T20:16:58.868371719</meta:creation-date>
    <dc:date>2017-01-07T20:29:35.859131423</dc:date>
    <dc:creator>okapi </dc:creator>
    <meta:editing-duration>PT12M32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2" meta:paragraph-count="39" meta:word-count="296" meta:character-count="1974" meta:non-whitespace-character-count="1688"/>
  </office:meta>
</office:document-meta>
</file>